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svg:stroke-color="#00ff00" draw:marker-start-width="0.352cm" draw:marker-end="Arrow" draw:marker-end-width="0.356cm" draw:textarea-horizontal-align="center" draw:textarea-vertical-align="middle" fo:padding-top="0.175cm" fo:padding-bottom="0.175cm" fo:padding-left="0.3cm" fo:padding-right="0.3cm"/>
    </style:style>
    <style:style style:name="gr2" style:family="graphic" style:parent-style-name="standard">
      <style:graphic-properties svg:stroke-width="0.102cm" svg:stroke-color="#00ff00" draw:marker-start-width="0.352cm" draw:marker-end="Arrow" draw:marker-end-width="0.203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00ff00" draw:textarea-horizontal-align="justify" draw:textarea-vertical-align="middle" draw:auto-grow-height="false" fo:min-height="0cm" fo:min-width="0cm"/>
    </style:style>
    <style:style style:name="gr4" style:family="graphic" style:parent-style-name="standard">
      <style:graphic-properties draw:fill="solid" draw:fill-color="#ffff00" draw:textarea-vertical-align="top" draw:auto-grow-height="false" fo:min-height="0.749cm" fo:min-width="0.499cm" fo:padding-top="0.254cm"/>
    </style:style>
    <style:style style:name="gr5" style:family="graphic" style:parent-style-name="standard">
      <style:graphic-properties draw:fill="solid" draw:fill-color="#99ccff" draw:textarea-horizontal-align="justify" draw:textarea-vertical-align="middle" draw:auto-grow-height="false" fo:min-height="0cm" fo:min-width="0cm"/>
    </style:style>
    <style:style style:name="gr6" style:family="graphic" style:parent-style-name="standard">
      <style:graphic-properties draw:fill="solid" draw:fill-color="#ccffff" draw:textarea-horizontal-align="justify" draw:textarea-vertical-align="middle" draw:auto-grow-height="false" fo:min-height="0cm" fo:min-width="0cm"/>
    </style:style>
    <style:style style:name="gr7" style:family="graphic" style:parent-style-name="standard">
      <style:graphic-properties draw:fill="none" draw:textarea-horizontal-align="center" draw:textarea-vertical-align="middle"/>
    </style:style>
    <style:style style:name="gr8" style:family="graphic" style:parent-style-name="objectwithoutfill">
      <style:graphic-properties draw:marker-end="Arrow" draw:marker-end-width="0.203cm" draw:fill="none" draw:textarea-horizontal-align="center" draw:textarea-vertical-align="middle"/>
    </style:style>
    <style:style style:name="gr9" style:family="graphic" style:parent-style-name="objectwithoutfill">
      <style:graphic-properties draw:marker-end="Arrow" draw:fill="none" draw:textarea-horizontal-align="center" draw:textarea-vertical-align="middle"/>
    </style:style>
    <style:style style:name="gr10" style:family="graphic" style:parent-style-name="standard">
      <style:graphic-properties svg:stroke-width="0.102cm" svg:stroke-color="#00ff00" draw:marker-start-width="0.352cm" draw:marker-end="Arrow" draw:marker-end-width="0.305cm" draw:textarea-horizontal-align="center" draw:textarea-vertical-align="middle" fo:padding-top="0.175cm" fo:padding-bottom="0.175cm" fo:padding-left="0.3cm" fo:padding-right="0.3cm"/>
    </style:style>
    <style:style style:name="gr11" style:family="graphic" style:parent-style-name="standard">
      <style:graphic-properties svg:stroke-color="#008080" draw:fill="none" draw:fill-color="#99ccff" draw:textarea-horizontal-align="justify" draw:textarea-vertical-align="middle" draw:auto-grow-height="false" fo:min-height="0cm" fo:min-width="0cm"/>
    </style:style>
    <style:style style:name="gr12" style:family="graphic" style:parent-style-name="standard">
      <style:graphic-properties draw:fill="solid" draw:fill-color="#ffff00" draw:textarea-vertical-align="middle" draw:auto-grow-height="false" fo:min-height="0.749cm" fo:min-width="0.499cm" fo:padding-top="0.127cm"/>
    </style:style>
    <style:style style:name="gr13" style:family="graphic" style:parent-style-name="standard">
      <style:graphic-properties svg:stroke-width="0.102cm" svg:stroke-color="#ff9966" draw:marker-start-width="0.305cm" draw:marker-end="Arrow" draw:marker-end-width="0.305cm" draw:textarea-horizontal-align="center" draw:textarea-vertical-align="middle" fo:padding-top="0.175cm" fo:padding-bottom="0.175cm" fo:padding-left="0.3cm" fo:padding-right="0.3cm"/>
    </style:style>
    <style:style style:name="gr14" style:family="graphic" style:parent-style-name="standard">
      <style:graphic-properties svg:stroke-width="0.102cm" svg:stroke-color="#00ff00" draw:marker-start="Arrow" draw:marker-start-width="0.305cm" draw:marker-end="Arrow" draw:marker-end-width="0.305cm" draw:textarea-horizontal-align="center" draw:textarea-vertical-align="middle" fo:padding-top="0.175cm" fo:padding-bottom="0.175cm" fo:padding-left="0.3cm" fo:padding-right="0.3cm"/>
    </style:style>
    <style:style style:name="gr15" style:family="graphic" style:parent-style-name="standard">
      <style:graphic-properties svg:stroke-width="0.102cm" svg:stroke-color="#00ff00" draw:marker-start-width="0.203cm" draw:marker-end="Arrow" draw:marker-end-width="0.203cm" draw:textarea-horizontal-align="center" draw:textarea-vertical-align="middle" fo:padding-top="0.175cm" fo:padding-bottom="0.175cm" fo:padding-left="0.3cm" fo:padding-right="0.3cm"/>
    </style:style>
    <style:style style:name="gr16" style:family="graphic" style:parent-style-name="objectwithoutfill">
      <style:graphic-properties svg:stroke-width="0.051cm" svg:stroke-color="#00ff00" draw:marker-start-width="0.305cm" draw:marker-end="Arrow" draw:marker-end-width="0.305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svg:stroke-color="#33cc66"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382cm" fo:min-width="0.574cm"/>
    </style:style>
    <style:style style:name="gr19" style:family="graphic" style:parent-style-name="standard">
      <style:graphic-properties draw:stroke="none" svg:stroke-color="#000000" draw:fill="none" draw:fill-color="#ffffff" draw:textarea-horizontal-align="left" draw:auto-grow-height="true" draw:auto-grow-width="true" fo:min-height="0.383cm" fo:min-width="0.806cm"/>
    </style:style>
    <style:style style:name="P1" style:family="paragraph">
      <style:paragraph-properties fo:text-align="center"/>
    </style:style>
    <style:style style:name="P2" style:family="paragraph">
      <style:paragraph-properties fo:margin-left="0cm" fo:margin-right="0cm" fo:text-align="center" fo:text-indent="0cm"/>
      <style:text-properties fo:font-size="10pt"/>
    </style:style>
    <style:style style:name="P3" style:family="paragraph">
      <style:paragraph-properties fo:margin-left="0cm" fo:margin-right="0cm" fo:line-height="70%" fo:text-align="center" fo:text-indent="0cm"/>
      <style:text-properties fo:font-size="10pt"/>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008080" fo:font-size="10pt"/>
    </style:style>
    <style:style style:name="T1" style:family="text">
      <style:text-properties fo:font-size="10pt"/>
    </style:style>
    <style:style style:name="T2" style:family="text">
      <style:text-properties fo:color="#00808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9.392cm" svg:y1="2.339cm" svg:x2="9.409cm" svg:y2="2.803cm">
          <text:p/>
        </draw:line>
        <draw:line draw:style-name="gr2" draw:text-style-name="P1" draw:layer="layout" svg:x1="7.274cm" svg:y1="2.338cm" svg:x2="7.291cm" svg:y2="2.802cm">
          <text:p/>
        </draw:line>
        <draw:custom-shape draw:style-name="gr3" draw:text-style-name="P2" draw:layer="layout" svg:width="2.433cm" svg:height="0.584cm" svg:x="6.276cm" svg:y="0.795cm">
          <text:p text:style-name="P2"><text:span text:style-name="T1">WMS 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3.011cm" svg:height="2.024cm" svg:x="5.767cm" svg:y="3.927cm">
          <text:p text:style-name="P2"><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2" draw:layer="layout" svg:width="1.945cm" svg:height="0.584cm" svg:x="6.271cm" svg:y="1.818cm">
          <text:p text:style-name="P2"><text:span text:style-name="T1">Entry poi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945cm" svg:height="0.584cm" svg:x="8.442cm" svg:y="1.818cm">
          <text:p text:style-name="P2"><text:span text:style-name="T1">Entry poi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114cm" svg:height="0.584cm" svg:x="6.221cm" svg:y="2.771cm">
          <text:p text:style-name="P2"><text:span text:style-name="T1">WMS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115cm" svg:height="0.584cm" svg:x="8.489cm" svg:y="2.786cm">
          <text:p text:style-name="P2"><text:span text:style-name="T1">WMS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048cm" svg:height="0.584cm" svg:x="0.74cm" svg:y="1.429cm">
          <text:p text:style-name="P2"><text:span text:style-name="T1">VO front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3" draw:layer="layout" svg:width="2.055cm" svg:height="0.832cm" svg:x="3.507cm" svg:y="5.159cm">
            <text:p text:style-name="P3"><text:span text:style-name="T1">Glidein pool</text:span></text:p>
            <text:p text:style-name="P3"><text:span text:style-name="T1">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055cm" svg:height="0.511cm" svg:x="3.507cm" svg:y="6.006cm">
            <text:p text:style-name="P3"><text:span text:style-name="T1">Negoti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2" draw:layer="layout" svg:width="2.115cm" svg:height="0.584cm" svg:x="0.865cm" svg:y="3.939cm">
          <text:p text:style-name="P2"><text:span text:style-name="T1">User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115cm" svg:height="0.584cm" svg:x="1.607cm" svg:y="2.753cm">
          <text:p text:style-name="P2"><text:span text:style-name="T1">User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 draw:layer="layout" svg:width="2.208cm" svg:height="1.085cm" svg:x="0.66cm" svg:y="1.186cm">
          <text:p/>
        </draw:rect>
        <draw:rect draw:style-name="gr7" draw:text-style-name="P1" draw:layer="layout" svg:width="2.208cm" svg:height="1.085cm" svg:x="1.56cm" svg:y="2.508cm">
          <text:p/>
        </draw:rect>
        <draw:rect draw:style-name="gr7" draw:text-style-name="P1" draw:layer="layout" svg:width="2.208cm" svg:height="1.085cm" svg:x="0.819cm" svg:y="3.724cm">
          <text:p/>
        </draw:rect>
        <draw:path draw:style-name="gr8" draw:text-style-name="P1" draw:layer="layout" svg:width="0.221cm" svg:height="1.768cm" svg:x="1.144cm" svg:y="2.135cm" svg:viewBox="0 0 222 1769" svg:d="m0 0c136 3969 221 17 221 17">
          <text:p/>
        </draw:path>
        <draw:path draw:style-name="gr8" draw:text-style-name="P1" draw:layer="layout" svg:width="0.221cm" svg:height="0.547cm" svg:x="1.886cm" svg:y="2.135cm" svg:viewBox="0 0 222 548" svg:d="m0 0c116 1221 221 17 221 17">
          <text:p/>
        </draw:path>
        <draw:path draw:style-name="gr9" draw:text-style-name="P1" draw:layer="layout" svg:width="3.401cm" svg:height="0.705cm" svg:x="2.817cm" svg:y="0.955cm" svg:viewBox="0 0 3402 706" svg:d="m17 484c7625-1207-17 221-17 221">
          <text:p/>
        </draw:path>
        <draw:line draw:style-name="gr10" draw:text-style-name="P1" draw:layer="layout" svg:x1="2.834cm" svg:y1="1.88cm" svg:x2="6.214cm" svg:y2="1.27cm">
          <text:p/>
        </draw:line>
        <draw:line draw:style-name="gr2" draw:text-style-name="P1" draw:layer="layout" svg:x1="6.485cm" svg:y1="1.745cm" svg:x2="6.655cm" svg:y2="1.406cm">
          <text:p/>
        </draw:line>
        <draw:line draw:style-name="gr2" draw:text-style-name="P1" draw:layer="layout" svg:x1="8.557cm" svg:y1="1.779cm" svg:x2="8.402cm" svg:y2="1.406cm">
          <text:p/>
        </draw:line>
        <draw:path draw:style-name="gr8" draw:text-style-name="P1" draw:layer="layout" svg:width="0.204cm" svg:height="0.403cm" svg:x="6.978cm" svg:y="1.41cm" svg:viewBox="0 0 205 404" svg:d="m0 335c95-792 204 68 204 68">
          <text:p/>
        </draw:path>
        <draw:path draw:style-name="gr8" draw:text-style-name="P1" draw:layer="layout" svg:width="0.409cm" svg:height="0.435cm" svg:x="8.679cm" svg:y="1.378cm" svg:viewBox="0 0 410 436" svg:d="m111 366c-369-863 298 69 298 69">
          <text:p/>
        </draw:path>
        <draw:custom-shape draw:style-name="gr11" draw:text-style-name="P4" draw:layer="layout" svg:width="4.211cm" svg:height="0.831cm" svg:x="6.214cm" svg:y="1.7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 draw:layer="layout" svg:width="4.586cm" svg:height="2.899cm" svg:x="6.111cm" svg:y="0.66cm">
          <text:p/>
        </draw:rect>
        <draw:custom-shape draw:style-name="gr12" draw:text-style-name="P2" draw:layer="layout" svg:width="1.821cm" svg:height="0.938cm" svg:x="8.786cm" svg:y="3.927cm">
          <text:p text:style-name="P2"><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text-style-name="P1" draw:layer="layout" svg:x1="9.508cm" svg:y1="3.424cm" svg:x2="9.644cm" svg:y2="3.95cm">
          <text:p/>
        </draw:line>
        <draw:line draw:style-name="gr13" draw:text-style-name="P1" draw:layer="layout" svg:x1="7.284cm" svg:y1="3.424cm" svg:x2="7.113cm" svg:y2="3.967cm">
          <text:p/>
        </draw:line>
        <draw:custom-shape draw:style-name="gr3" draw:text-style-name="P3" draw:layer="layout" svg:width="1.42cm" svg:height="0.869cm" svg:x="6.507cm" svg:y="4.804cm">
          <text:p text:style-name="P3"><text:span text:style-name="T1">Glidein</text:span><text:span text:style-name="T1"><text:line-break/></text:span><text:span text:style-name="T1">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485cm" svg:y1="5.459cm" svg:x2="5.619cm" svg:y2="5.612cm">
          <text:p/>
        </draw:line>
        <draw:line draw:style-name="gr14" draw:text-style-name="P1" draw:layer="layout" svg:x1="2.511cm" svg:y1="4.577cm" svg:x2="3.428cm" svg:y2="5.56cm">
          <text:p/>
        </draw:line>
        <draw:line draw:style-name="gr14" draw:text-style-name="P1" draw:layer="layout" svg:x1="3.145cm" svg:y1="3.371cm" svg:x2="3.839cm" svg:y2="5.096cm">
          <text:p/>
        </draw:line>
        <draw:custom-shape draw:style-name="gr3" draw:text-style-name="P2" draw:layer="layout" svg:width="1.227cm" svg:height="0.584cm" svg:x="4.353cm" svg:y="2.75cm">
          <text:p text:style-name="P2"><text:span text:style-name="T1">GC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7" draw:text-style-name="P1" draw:layer="layout" svg:width="1.359cm" svg:height="0.899cm" svg:x="4.287cm" svg:y="2.593cm">
          <text:p/>
        </draw:rect>
        <draw:line draw:style-name="gr15" draw:text-style-name="P1" draw:layer="layout" svg:x1="3.806cm" svg:y1="3cm" svg:x2="4.306cm" svg:y2="3.032cm">
          <text:p/>
        </draw:line>
        <draw:path draw:style-name="gr16" draw:text-style-name="P1" draw:layer="layout" svg:width="2.668cm" svg:height="1.959cm" svg:x="3.766cm" svg:y="3.313cm" svg:viewBox="0 0 2669 1960" svg:d="m2668 1637c-6003-3862 0 322 0 322">
          <text:p/>
        </draw:path>
        <draw:custom-shape draw:style-name="gr17" draw:text-style-name="P1" draw:layer="layout" svg:width="1.884cm" svg:height="0.17cm" draw:transform="rotate (-0.785398163398487) translate (5.319cm 3.386cm)">
          <text:p/>
          <draw:enhanced-geometry svg:viewBox="0 0 21600 21600" draw:text-areas="?f7 ?f0 21600 ?f2" draw:mirror-horizontal="false" draw:mirror-vertical="false" draw:type="left-arrow" draw:modifiers="3846.76489429853 6506.8322981366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7" draw:text-style-name="P1" draw:layer="layout" svg:width="2.208cm" svg:height="1.599cm" svg:x="3.434cm" svg:y="5.03cm">
          <text:p/>
        </draw:rect>
        <draw:custom-shape draw:style-name="gr11" draw:text-style-name="P4" draw:layer="layout" svg:width="1.597cm" svg:height="1.034cm" svg:x="6.417cm" svg:y="4.7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6" draw:layer="layout" svg:width="2.149cm" svg:height="0.776cm" svg:x="8.783cm" svg:y="1.102cm">
          <draw:text-box>
            <text:p text:style-name="P5"><text:span text:style-name="T2">G. Factory</text:span></text:p>
          </draw:text-box>
        </draw:frame>
        <draw:frame draw:style-name="gr19" draw:text-style-name="P6" draw:layer="layout" svg:width="1.59cm" svg:height="0.776cm" draw:transform="rotate (-1.57079632679579) translate (8.599cm 4.42cm)">
          <draw:text-box>
            <text:p text:style-name="P5"><text:span text:style-name="T2">Glide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11.43cm" fo:page-height="7.315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8-01-14T16:31:17</meta:creation-date>
    <dc:date>2008-01-14T17:25:58</dc:date>
    <dc:language>en-US</dc:language>
    <meta:editing-cycles>5</meta:editing-cycles>
    <meta:editing-duration>PT54M42S</meta:editing-duration>
    <meta:user-defined meta:name="Info 1"/>
    <meta:user-defined meta:name="Info 2"/>
    <meta:user-defined meta:name="Info 3"/>
    <meta:user-defined meta:name="Info 4"/>
    <meta:document-statistic meta:object-count="43"/>
  </office:meta>
</office:document-meta>
</file>